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3.941cm" fo:min-width="3.94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195cm" fo:min-width="5.7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4.453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4.45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4.191cm" svg:x="2.143cm" svg:y="2.651cm">
          <text:p text:style-name="P1">Браузер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4.445cm" svg:x="9.763cm" svg:y="2.524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09cm" svg:height="0.962cm" svg:x="10.905cm" svg:y="1.508cm">
          <draw:text-box>
            <text:p>web.py </text:p>
          </draw:text-box>
        </draw:frame>
        <draw:custom-shape draw:style-name="gr4" draw:text-style-name="P1" draw:layer="layout" svg:width="4.953cm" svg:height="1.397cm" svg:x="10.398cm" svg:y="3.159cm">
          <text:p text:style-name="P1">роутинг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53cm" svg:height="1.397cm" svg:x="10.398cm" svg:y="5.19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588cm" svg:y1="3.794cm" svg:x2="10.398cm" svg:y2="3.794cm">
          <text:p/>
        </draw:line>
        <draw:frame draw:style-name="gr3" draw:text-style-name="P4" draw:layer="layout" svg:width="3.914cm" svg:height="0.962cm" svg:x="11.033cm" svg:y="5.372cm">
          <draw:text-box>
            <text:p>контроллер</text:p>
          </draw:text-box>
        </draw:frame>
        <draw:frame draw:style-name="gr3" draw:text-style-name="P4" draw:layer="layout" svg:width="1.823cm" svg:height="0.962cm" svg:x="14.036cm" svg:y="1.508cm">
          <draw:text-box>
            <text:p>порт</text:p>
          </draw:text-box>
        </draw:frame>
        <draw:frame draw:style-name="gr7" draw:text-style-name="P7" draw:layer="layout" svg:width="5.715cm" svg:height="1.673cm" svg:x="5.699cm" svg:y="1.486cm">
          <draw:text-box>
            <text:p text:style-name="P6"><text:span text:style-name="T1">http://localhost:порт</text:span></text:p>
          </draw:text-box>
        </draw:frame>
        <draw:frame draw:style-name="gr3" draw:text-style-name="P4" draw:layer="layout" svg:width="2.509cm" svg:height="0.962cm" svg:x="7cm" svg:y="3.921cm">
          <draw:text-box>
            <text:p>запрос</text:p>
          </draw:text-box>
        </draw:frame>
        <draw:line draw:style-name="gr6" draw:text-style-name="P5" draw:layer="layout" svg:x1="9.763cm" svg:y1="6.207cm" svg:x2="6.588cm" svg:y2="6.207cm">
          <text:p/>
        </draw:line>
        <draw:frame draw:style-name="gr3" draw:text-style-name="P4" draw:layer="layout" svg:width="2.081cm" svg:height="0.962cm" svg:x="7.223cm" svg:y="6.461cm">
          <draw:text-box>
            <text:p>ответ</text:p>
          </draw:text-box>
        </draw:frame>
        <draw:line draw:style-name="gr6" draw:text-style-name="P5" draw:layer="layout" svg:x1="12.684cm" svg:y1="4.556cm" svg:x2="12.684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15:51:26.626744911</meta:creation-date>
    <dc:date>2019-05-24T15:57:29.648361748</dc:date>
    <meta:editing-duration>PT6M3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